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 <text:s/>Note that due to a corner case in the interpreter, any program using this op – code needs to initialise the first value in its value block to 1. <text:s/>The arguments are interpreted as follows.</text:p>
      <text:p text:style-name="Standard"/>
      <text:p text:style-name="Standard">flag setting: The value the block flag is set to. <text:s/>By convention 1 is used for block enabled and 0 for block dis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text:soft-page-break/></text:p>
      <text:p text:style-name="Standard">index: The targetted index in the Floor_grid array.</text:p>
      <text:p text:style-name="Standard"/>
      <text:p text:style-name="Standard"><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ext:soft-page-break/>the engine in the console.</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oft-page-break/><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the bullet projectiles in the demo uses three GPLC programs (projectile prototype (4), player gun (5) and shooter (6) in map1.gplc), which make use of the next two op – codes below. <text:s/>When the player or a shooter fires a bullet the relevant program copies the projectile prototype program to a certain reserved index in Obj_grid and uses project_init to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loc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location: The index in Obj_grid where the projectile program to be initialised is hel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c)]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c)]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c)] (21)</text:span></text:p>
      <text:p text:style-name="P3"/>
      <text:p text:style-name="P3">This op – code carries out the decisions made by npc_decision through implementing creature movement in response to path finding decisions and if enabled, managing projectile throwing.</text:p>
      <text:p text:style-name="P3"/>
      <text:p text:style-name="P4">npc_damage:<text:span text:style-name="T2"> []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8-05-15T21:52:17.92</dc:date>
    <dc:creator>Steven Tinsley</dc:creator>
    <meta:editing-duration>P12DT1H35M36S</meta:editing-duration>
    <meta:editing-cycles>101</meta:editing-cycles>
    <meta:generator>OpenOffice/4.1.5$Win32 OpenOffice.org_project/415m1$Build-9789</meta:generator>
    <meta:document-statistic meta:table-count="1" meta:image-count="1" meta:object-count="0" meta:page-count="10" meta:paragraph-count="176" meta:word-count="4805" meta:character-count="27100"/>
  </office:meta>
</office:document-meta>
</file>